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egressiva de 2 Pontos</text:p>
          </table:table-cell>
          <table:table-cell office:value-type="string" calcext:value-type="string">
            <text:p>Progressiva de 2 Pontos</text:p>
          </table:table-cell>
          <table:table-cell office:value-type="string" calcext:value-type="string">
            <text:p>Fórmula de 3 Pontos</text:p>
          </table:table-cell>
          <table:table-cell office:value-type="string" calcext:value-type="string">
            <text:p>Fórmula de 5 Pontos</text:p>
          </table:table-cell>
        </table:table-row>
        <table:table-row table:style-name="ro1">
          <table:table-cell office:value-type="string" calcext:value-type="string">
            <text:p>H = 0,1</text:p>
          </table:table-cell>
          <table:table-cell office:value-type="float" office:value="0.900072072297665" calcext:value-type="float">
            <text:p>0,900072072297665</text:p>
          </table:table-cell>
          <table:table-cell office:value-type="float" office:value="0.852169490824169" calcext:value-type="float">
            <text:p>0,852169490824169</text:p>
          </table:table-cell>
          <table:table-cell office:value-type="float" office:value="0.876120727046228" calcext:value-type="float">
            <text:p>0,876120727046228</text:p>
          </table:table-cell>
          <table:table-cell office:value-type="float" office:value="0.877579570247572" calcext:value-type="float">
            <text:p>0,877579570247572</text:p>
          </table:table-cell>
        </table:table-row>
        <table:table-row table:style-name="ro1">
          <table:table-cell office:value-type="string" calcext:value-type="string">
            <text:p>H = 0,01</text:p>
          </table:table-cell>
          <table:table-cell office:value-type="float" office:value="0.879966133545405" calcext:value-type="float">
            <text:p>0,879966133545405</text:p>
          </table:table-cell>
          <table:table-cell office:value-type="float" office:value="0.875170148627971" calcext:value-type="float">
            <text:p>0,875170148627971</text:p>
          </table:table-cell>
          <table:table-cell office:value-type="float" office:value="0.87756759593977" calcext:value-type="float">
            <text:p>0,87756759593977</text:p>
          </table:table-cell>
          <table:table-cell office:value-type="float" office:value="0.877582851690912" calcext:value-type="float">
            <text:p>0,877582851690912</text:p>
          </table:table-cell>
        </table:table-row>
        <table:table-row table:style-name="ro1">
          <table:table-cell office:value-type="string" calcext:value-type="string">
            <text:p>H = 0,001</text:p>
          </table:table-cell>
          <table:table-cell office:value-type="float" office:value="0.87783303132492" calcext:value-type="float">
            <text:p>0,87783303132492</text:p>
          </table:table-cell>
          <table:table-cell office:value-type="float" office:value="0.877331627716066" calcext:value-type="float">
            <text:p>0,877331627716066</text:p>
          </table:table-cell>
          <table:table-cell office:value-type="float" office:value="0.877576878051698" calcext:value-type="float">
            <text:p>0,877576878051698</text:p>
          </table:table-cell>
          <table:table-cell office:value-type="float" office:value="0.877583996514757" calcext:value-type="float">
            <text:p>0,877583996514757</text:p>
          </table:table-cell>
        </table:table-row>
        <table:table-row table:style-name="ro1">
          <table:table-cell office:value-type="string" calcext:value-type="string">
            <text:p>H = 0,0001</text:p>
          </table:table-cell>
          <table:table-cell office:value-type="float" office:value="0.877715561087985" calcext:value-type="float">
            <text:p>0,877715561087985</text:p>
          </table:table-cell>
          <table:table-cell office:value-type="float" office:value="0.877489422642076" calcext:value-type="float">
            <text:p>0,877489422642076</text:p>
          </table:table-cell>
          <table:table-cell office:value-type="float" office:value="0.877547977173114" calcext:value-type="float">
            <text:p>0,877547977173114</text:p>
          </table:table-cell>
          <table:table-cell office:value-type="float" office:value="0.877512787284416" calcext:value-type="float">
            <text:p>0,877512787284416</text:p>
          </table:table-cell>
        </table:table-row>
        <table:table-row table:style-name="ro1">
          <table:table-cell office:value-type="string" calcext:value-type="string">
            <text:p>H = 0,00001</text:p>
          </table:table-cell>
          <table:table-cell office:value-type="float" office:value="0.878675252844978" calcext:value-type="float">
            <text:p>0,878675252844978</text:p>
          </table:table-cell>
          <table:table-cell office:value-type="float" office:value="0.877278594170954" calcext:value-type="float">
            <text:p>0,877278594170954</text:p>
          </table:table-cell>
          <table:table-cell office:value-type="float" office:value="0.877431776588799" calcext:value-type="float">
            <text:p>0,877431776588799</text:p>
          </table:table-cell>
          <table:table-cell office:value-type="float" office:value="0.878282754514181" calcext:value-type="float">
            <text:p>0,87828275451418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Valor Esperado</text:p>
          </table:table-cell>
          <table:table-cell office:value-type="float" office:value="0.87758256" calcext:value-type="float">
            <text:p>0,877582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ressiva de 2 Pontos</text:p>
          </table:table-cell>
          <table:table-cell office:value-type="string" calcext:value-type="string">
            <text:p>Progressiva de 2 Pontos</text:p>
          </table:table-cell>
          <table:table-cell office:value-type="string" calcext:value-type="string">
            <text:p>Fórmula de 3 Pontos</text:p>
          </table:table-cell>
          <table:table-cell office:value-type="string" calcext:value-type="string">
            <text:p>Fórmula de 5 Pontos</text:p>
          </table:table-cell>
        </table:table-row>
        <table:table-row table:style-name="ro1">
          <table:table-cell office:value-type="string" calcext:value-type="string">
            <text:p>H = 0,1</text:p>
          </table:table-cell>
          <table:table-cell table:formula="of:= ABS([.B2]-[.$C$9])" office:value-type="float" office:value="0.0224895122976653" calcext:value-type="float">
            <text:p>0,0224895122976653</text:p>
          </table:table-cell>
          <table:table-cell table:formula="of:= ABS([.C2]-[.$C$9])" office:value-type="float" office:value="0.0254130691758309" calcext:value-type="float">
            <text:p>0,0254130691758309</text:p>
          </table:table-cell>
          <table:table-cell table:formula="of:= ABS([.D2]-[.$C$9])" office:value-type="float" office:value="0.00146183295377245" calcext:value-type="float">
            <text:p>0,00146183295377245</text:p>
          </table:table-cell>
          <table:table-cell table:formula="of:= ABS([.E2]-[.$C$9])" office:value-type="float" office:value="0.000002989752427629" calcext:value-type="float">
            <text:p>2,989752427629E-06</text:p>
          </table:table-cell>
        </table:table-row>
        <table:table-row table:style-name="ro1">
          <table:table-cell office:value-type="string" calcext:value-type="string">
            <text:p>H = 0,01</text:p>
          </table:table-cell>
          <table:table-cell table:formula="of:= ABS([.B3]-[.$C$9])" office:value-type="float" office:value="0.00238357354540486" calcext:value-type="float">
            <text:p>0,00238357354540486</text:p>
          </table:table-cell>
          <table:table-cell table:formula="of:= ABS([.C3]-[.$C$9])" office:value-type="float" office:value="0.00241241137202908" calcext:value-type="float">
            <text:p>0,00241241137202908</text:p>
          </table:table-cell>
          <table:table-cell table:formula="of:= ABS([.D3]-[.$C$9])" office:value-type="float" office:value="0.0000149640602297163" calcext:value-type="float">
            <text:p>1,49640602297163E-05</text:p>
          </table:table-cell>
          <table:table-cell table:formula="of:= ABS([.E3]-[.$C$9])" office:value-type="float" office:value="0.00000029169091186887" calcext:value-type="float">
            <text:p>2,91690911868869E-07</text:p>
          </table:table-cell>
        </table:table-row>
        <table:table-row table:style-name="ro1">
          <table:table-cell office:value-type="string" calcext:value-type="string">
            <text:p>H = 0,001</text:p>
          </table:table-cell>
          <table:table-cell table:formula="of:= ABS([.B4]-[.$C$9])" office:value-type="float" office:value="0.000250471324919732" calcext:value-type="float">
            <text:p>0,000250471324919732</text:p>
          </table:table-cell>
          <table:table-cell table:formula="of:= ABS([.C4]-[.$C$9])" office:value-type="float" office:value="0.000250932283933802" calcext:value-type="float">
            <text:p>0,000250932283933802</text:p>
          </table:table-cell>
          <table:table-cell table:formula="of:= ABS([.D4]-[.$C$9])" office:value-type="float" office:value="0.00000568194830197211" calcext:value-type="float">
            <text:p>5,68194830197211E-06</text:p>
          </table:table-cell>
          <table:table-cell table:formula="of:= ABS([.E4]-[.$C$9])" office:value-type="float" office:value="0.00000143651475736917" calcext:value-type="float">
            <text:p>1,43651475736917E-06</text:p>
          </table:table-cell>
        </table:table-row>
        <table:table-row table:style-name="ro1">
          <table:table-cell office:value-type="string" calcext:value-type="string">
            <text:p>H = 0,0001</text:p>
          </table:table-cell>
          <table:table-cell table:formula="of:= ABS([.B5]-[.$C$9])" office:value-type="float" office:value="0.000133001087984863" calcext:value-type="float">
            <text:p>0,000133001087984863</text:p>
          </table:table-cell>
          <table:table-cell table:formula="of:= ABS([.C5]-[.$C$9])" office:value-type="float" office:value="0.0000931373579236006" calcext:value-type="float">
            <text:p>9,31373579236006E-05</text:p>
          </table:table-cell>
          <table:table-cell table:formula="of:= ABS([.D5]-[.$C$9])" office:value-type="float" office:value="0.0000345828268860648" calcext:value-type="float">
            <text:p>3,45828268860648E-05</text:p>
          </table:table-cell>
          <table:table-cell table:formula="of:= ABS([.E5]-[.$C$9])" office:value-type="float" office:value="0.000069772715584282" calcext:value-type="float">
            <text:p>6,9772715584282E-05</text:p>
          </table:table-cell>
        </table:table-row>
        <table:table-row table:style-name="ro1">
          <table:table-cell office:value-type="string" calcext:value-type="string">
            <text:p>H = 0,00001</text:p>
          </table:table-cell>
          <table:table-cell table:formula="of:= ABS([.B6]-[.$C$9])" office:value-type="float" office:value="0.00109269284497804" calcext:value-type="float">
            <text:p>0,00109269284497804</text:p>
          </table:table-cell>
          <table:table-cell table:formula="of:= ABS([.C6]-[.$C$9])" office:value-type="float" office:value="0.000303965829046016" calcext:value-type="float">
            <text:p>0,000303965829046016</text:p>
          </table:table-cell>
          <table:table-cell table:formula="of:= ABS([.D6]-[.$C$9])" office:value-type="float" office:value="0.000150783411200783" calcext:value-type="float">
            <text:p>0,000150783411200783</text:p>
          </table:table-cell>
          <table:table-cell table:formula="of:= ABS([.E6]-[.$C$9])" office:value-type="float" office:value="0.000700194514180907" calcext:value-type="float">
            <text:p>0,000700194514180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06T16:29:21.057000000</dc:date>
    <meta:editing-duration>PT13M45S</meta:editing-duration>
    <meta:editing-cycles>3</meta:editing-cycles>
    <meta:generator>LibreOffice/7.3.3.2$Windows_X86_64 LibreOffice_project/d1d0ea68f081ee2800a922cac8f79445e4603348</meta:generator>
    <meta:document-statistic meta:table-count="1" meta:cell-count="61" meta:object-count="0"/>
  </office:meta>
</office:document-meta>
</file>